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.65">
            <text:p>0.6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float" office:value="55">
            <text:p>55</text:p>
          </table:table-cell>
          <table:table-cell table:formula="of:=[.A3]/[.A$1]*[.B$1]" office:value-type="float" office:value="84.6153846153846">
            <text:p>8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formula="of:=[.A4]/[.A$1]*[.B$1]" office:value-type="float" office:value="226.153846153846">
            <text:p>226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formula="of:=[.A5]/[.A$1]*[.B$1]" office:value-type="float" office:value="278.461538461538">
            <text:p>27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Nelubin</meta:initial-creator>
    <meta:creation-date>2012-09-10T23:47:58</meta:creation-date>
    <meta:generator>LibreOffice/3.5$Linux_x86 LibreOffice_project/350m1$Build-2</meta:generator>
    <dc:date>2012-09-10T23:52:52</dc:date>
    <dc:creator>Denis Nelubin</dc:creator>
    <meta:editing-duration>P0D</meta:editing-duration>
    <meta:editing-cycles>1</meta:editing-cycles>
    <meta:document-statistic meta:table-count="3" meta:cell-count="8" meta:object-count="0"/>
  </office:meta>
</office:document-meta>
</file>